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5775" officeooo:paragraph-rsid="00075775"/>
    </style:style>
    <style:style style:name="P2" style:family="paragraph" style:parent-style-name="Standard">
      <style:text-properties style:text-underline-style="solid" style:text-underline-width="auto" style:text-underline-color="font-color" fo:font-weight="bold" officeooo:rsid="00075775" officeooo:paragraph-rsid="00075775"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75775" officeooo:paragraph-rsid="00090574" style:font-weight-asian="bold" style:font-weight-complex="bold"/>
    </style:style>
    <style:style style:name="P4" style:family="paragraph" style:parent-style-name="Standard">
      <style:text-properties style:text-underline-style="none" fo:font-weight="normal" officeooo:rsid="00075775" officeooo:paragraph-rsid="00075775" style:font-weight-asian="normal" style:font-weight-complex="normal"/>
    </style:style>
    <style:style style:name="P5" style:family="paragraph" style:parent-style-name="Standard">
      <style:paragraph-properties fo:text-align="center" style:justify-single-word="false"/>
      <style:text-properties style:text-underline-style="none" fo:font-weight="normal" officeooo:rsid="00075775" officeooo:paragraph-rsid="00075775"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75775" officeooo:paragraph-rsid="00075775" style:font-weight-asian="normal" style:font-weight-complex="normal"/>
    </style:style>
    <style:style style:name="P7" style:family="paragraph" style:parent-style-name="Standard">
      <style:text-properties style:text-underline-style="none" fo:font-weight="normal" officeooo:rsid="00090574" officeooo:paragraph-rsid="00090574" style:font-weight-asian="normal" style:font-weight-complex="normal"/>
    </style:style>
    <style:style style:name="P8" style:family="paragraph" style:parent-style-name="Standard">
      <style:paragraph-properties style:line-height-at-least="0.503cm"/>
      <style:text-properties fo:color="#d4d4d4" style:font-name="Droid Sans Mono" fo:font-size="10.5pt" fo:font-weight="normal" fo:background-color="#1e1e1e"/>
    </style:style>
    <style:style style:name="P9" style:family="paragraph" style:parent-style-name="Standard">
      <style:paragraph-properties style:line-height-at-least="0.503cm"/>
      <style:text-properties fo:color="#d4d4d4" style:font-name="Droid Sans Mono" fo:font-size="10.5pt" fo:font-weight="normal" officeooo:rsid="00090574" officeooo:paragraph-rsid="00090574" fo:background-color="#1e1e1e"/>
    </style:style>
    <style:style style:name="P10" style:family="paragraph" style:parent-style-name="Standard">
      <style:text-properties fo:color="#d4d4d4" style:font-name="Droid Sans Mono" fo:font-size="10.5pt" style:text-underline-style="none" fo:font-weight="normal" officeooo:rsid="00090574" officeooo:paragraph-rsid="00090574" fo:background-color="#1e1e1e" style:font-weight-asian="normal" style:font-weight-complex="normal"/>
    </style:style>
    <style:style style:name="P11" style:family="paragraph" style:parent-style-name="Standard">
      <style:paragraph-properties style:line-height-at-least="0.503cm"/>
      <style:text-properties fo:color="#000000" style:font-name="Droid Sans Mono" fo:font-size="10.5pt" fo:font-weight="normal" officeooo:rsid="00090574" officeooo:paragraph-rsid="00090574" fo:background-color="transparent"/>
    </style:style>
    <style:style style:name="P12" style:family="paragraph" style:parent-style-name="Standard">
      <style:text-properties fo:color="#d4d4d4" style:font-name="Droid Sans Mono" fo:font-size="10.5pt" fo:font-weight="normal" officeooo:paragraph-rsid="00090574" fo:background-color="#1e1e1e"/>
    </style:style>
    <style:style style:name="P13" style:family="paragraph" style:parent-style-name="Standard">
      <style:text-properties style:text-underline-style="none" fo:font-weight="normal" officeooo:rsid="00090574" officeooo:paragraph-rsid="000ae569" style:font-weight-asian="normal" style:font-weight-complex="normal"/>
    </style:style>
    <style:style style:name="T1" style:family="text">
      <style:text-properties officeooo:rsid="0007e734"/>
    </style:style>
    <style:style style:name="T2" style:family="text">
      <style:text-properties officeooo:rsid="00090574"/>
    </style:style>
    <style:style style:name="T3" style:family="text">
      <style:text-properties fo:color="#b5cea8"/>
    </style:style>
    <style:style style:name="T4" style:family="text">
      <style:text-properties officeooo:rsid="000ae5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 The implementation is specific to a matrix size of 2X2 , though it can be parametrized easily and will work for any matrix size of the order (2^n)*(2^n).for other matrix sizes we would have to change the optimised algorithms(basically parametrise these).Though doable this will take a lot more time.</text:p>
      <text:p text:style-name="P1"/>
      <text:p text:style-name="P1">Note:- For all the implementations except the last two the number of threads launched in the first reduce operation is of the size :- (# of matrices)*(SIZE of matrix * SIZE of matrix)</text:p>
      <text:p text:style-name="P1"/>
      <text:p text:style-name="P1"/>
      <text:p text:style-name="P2">IMPLEMENTATION 1 (NAIVE IMPLEMENTATION)</text:p>
      <text:p text:style-name="P2"/>
      <text:p text:style-name="P4">This is the basic implementation which directly adapts the naive implementation for reduction into that suitable for a nXn matrix.Here the idea is that every thread maps to a value in the (urolled) array of matrices and for each matrix we launch n*n threads.So basically :-</text:p>
      <text:p text:style-name="P4"/>
      <text:p text:style-name="P5"># of threads in first reduce operation = # of matrices * (Size of Matrix * Size of Matrix)</text:p>
      <text:p text:style-name="P5"/>
      <text:p text:style-name="P6">stride is equal to 4 and we move by stride every time i.e. the value of s starts form 4 instead of 1.This way elements are added in their appropriate position.</text:p>
      <text:p text:style-name="P6"/>
      <text:p text:style-name="P6">The main problem with this implementation is that this procedure is even more worse so than the basic reduction since <text:span text:style-name="T1">only 1 thread is used for an entire matrix.</text:span> </text:p>
      <text:p text:style-name="P6"/>
      <text:p text:style-name="P5"/>
      <text:p text:style-name="P1"/>
      <text:p text:style-name="P3">IMPLEMENTATION <text:span text:style-name="T2">2</text:span> <text:span text:style-name="T2">(INTERLEAVED ADDRESSING + REDUCING IDLE THREADS</text:span>)</text:p>
      <text:p text:style-name="P3"/>
      <text:p text:style-name="P7">The first implementation had a lot of divergence which slowed done the code.Another problem is the number of idle threads , basically while the number of threads was equal to the # of data points only threads that were multiple of (Matrix Dim * Matrix Dim[2*2]) were active in the calculation part.</text:p>
      <text:p text:style-name="P7"/>
      <text:p text:style-name="P7">To reduce this while mapping the tid to data instead of mapping as :-</text:p>
      <text:p text:style-name="P7"/>
      <text:p text:style-name="P12">sdata[tid] += sdata[tid+s];</text:p>
      <text:p text:style-name="P8">sdata[tid+<text:span text:style-name="T3">1</text:span>] += sdata[tid+<text:span text:style-name="T3">1</text:span>+s];</text:p>
      <text:p text:style-name="P8">sdata[tid+<text:span text:style-name="T3">2</text:span>] += sdata[tid+<text:span text:style-name="T3">2</text:span>+s];</text:p>
      <text:p text:style-name="P8">sdata[tid+<text:span text:style-name="T3">3</text:span>] += sdata[tid+<text:span text:style-name="T3">3</text:span>+s];</text:p>
      <text:p text:style-name="P8"/>
      <text:p text:style-name="P11">this is done :- </text:p>
      <text:p text:style-name="P9"/>
      <text:p text:style-name="P8">sdata[index + tid%<text:span text:style-name="T3">4</text:span>] += sdata[index+ s + tid%<text:span text:style-name="T3">4</text:span>];</text:p>
      <text:p text:style-name="P8"/>
      <text:p text:style-name="P7">where index is defined as :- </text:p>
      <text:p text:style-name="P7"/>
      <text:p text:style-name="P10">index = <text:span text:style-name="T3">2</text:span>*s*(tid/<text:span text:style-name="T4">4</text:span>); </text:p>
      <text:p text:style-name="P7"/>
      <text:p text:style-name="P7">so we are engaging 4 different threads instead of 1 and achieving the same data mapping.</text:p>
      <text:p text:style-name="P7"/>
      <text:p text:style-name="P7">Interleaved addressing was done in the way described in class.</text:p>
      <text:p text:style-name="P7"/>
      <text:p text:style-name="P3"/>
      <text:p text:style-name="P3"><text:soft-page-break/>IMPLEMENTATION <text:span text:style-name="T2">3</text:span> <text:span text:style-name="T2">(SEQUENTIAL <text:s/>ADDRESSING + REDUCING IDLE THREADS</text:span>)</text:p>
      <text:p text:style-name="P7"/>
      <text:p text:style-name="P7">Sequential Addressing was implemented in a similar way as shown in class.Since the block dimension is 1024(multiple of 4) so while adding the data no change was required over the code given for simple reduction for summing an array.</text:p>
      <text:p text:style-name="P7"/>
      <text:p text:style-name="P7">The only difference is that instead of reducing to 1 element we reduce to 4 elements and this gives us the final answer.</text:p>
      <text:p text:style-name="P7"/>
      <text:p text:style-name="P3">IMPLEMENTATION <text:span text:style-name="T2">4</text:span> <text:span text:style-name="T2">(PREVIOUS OPTIM. + FIRST ADD DURING LOAD</text:span>)</text:p>
      <text:p text:style-name="P3"/>
      <text:p text:style-name="P13">First add during load ensures that we would need half the number of blocks as required before and that the threads which were idle during the first level of the recursion stack are now used for the <text:span text:style-name="T4">first </text:span><text:s/>add<text:span text:style-name="T4">ition.</text:span></text:p>
      <text:p text:style-name="P13"><text:s/></text:p>
      <text:p text:style-name="P7"/>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6:09:05.410098093</meta:creation-date>
    <meta:generator>LibreOffice/5.1.6.2$Linux_X86_64 LibreOffice_project/10m0$Build-2</meta:generator>
    <dc:date>2018-04-13T17:06:31.698147622</dc:date>
    <meta:editing-duration>PT22H33M38S</meta:editing-duration>
    <meta:editing-cycles>2</meta:editing-cycles>
    <meta:document-statistic meta:table-count="0" meta:image-count="0" meta:object-count="0" meta:page-count="2" meta:paragraph-count="26" meta:word-count="463" meta:character-count="2718" meta:non-whitespace-character-count="2273"/>
  </office:meta>
</office:document-meta>
</file>